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4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6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text-line-through-style="none" style:text-line-through-type="none" fo:language="en" fo:country="GB" fo:font-style="normal" fo:font-weight="normal" officeooo:rsid="1064a3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72" style:family="text">
      <style:text-properties officeooo:rsid="0fad59bb"/>
    </style:style>
    <style:style style:name="T1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73">This </text:span><text:span text:style-name="T175"><text:user-field-get text:name="Distro">Ubuntu</text:user-field-get></text:span><text:span text:style-name="T174"><text:s/></text:span><text:span text:style-name="T176"><text:user-field-get text:name="Version">24.04 LTS</text:user-field-get></text:span><text:span text:style-name="T176"><text:s/>Server</text:span><text:span text:style-name="T173"> from April </text:span><text:span text:style-name="T177"><text:user-field-get text:name="Releaseyear">2024</text:user-field-get></text:span><text:span text:style-name="T173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68">&lt;user</text:span><text:span text:style-name="T141">&gt;</text:span><text:span text:style-name="T152"><text:tab/><text:tab/></text:span><text:span text:style-name="T156"> <text:tab/><text:tab/><text:tab/> </text:span><text:span text:style-name="T153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3"><text:tab/></text:span><text:span text:style-name="T154">e.g.</text:span><text:span text:style-name="T158"> </text:span><text:span text:style-name="T159">Karel Zimmer</text:span></text:p>
      <text:p text:style-name="P65"><text:span text:style-name="T14">&lt;</text:span><text:span text:style-name="T162">user</text:span><text:span text:style-name="T6">na</text:span><text:span text:style-name="T10">me</text:span><text:span text:style-name="T141">&gt;</text:span><text:span text:style-name="T160"><text:tab/><text:tab/><text:tab/> </text:span><text:span text:style-name="T160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0"><text:tab/></text:span><text:span text:style-name="T161">e.g.</text:span><text:span text:style-name="T4"> </text:span><text:span text:style-name="T99">karel</text:span></text:p>
      <text:p text:style-name="P12"><text:span text:style-name="T14">&lt;</text:span><text:span text:style-name="T11">c</text:span><text:span text:style-name="T12">omputername</text:span><text:span text:style-name="T141">&gt;</text:span><text:span text:style-name="T163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4"> </text:span><text:span text:style-name="T149">sv</text:span><text:span text:style-name="T150">0</text:span><text:span text:style-name="T151">1</text:span></text:p>
      <text:p text:style-name="P14"><text:span text:style-name="T168">&lt;</text:span><text:span text:style-name="T142">user</text:span><text:span text:style-name="T141">&gt;</text:span><text:span text:style-name="T146"><text:tab/><text:tab/></text:span><text:span text:style-name="T156"> <text:tab/><text:tab/><text:tab/> </text:span><text:span text:style-name="T153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3"><text:tab/></text:span><text:span text:style-name="T155">any additional users</text:span></text:p>
      <text:p text:style-name="P65"><text:span text:style-name="T168">&lt;</text:span><text:span text:style-name="T142">user</text:span><text:span text:style-name="T143">n</text:span><text:span text:style-name="T140">a</text:span><text:span text:style-name="T141">me&gt;</text:span><text:span text:style-name="T139"><text:tab/><text:tab/><text:tab/> </text:span><text:span text:style-name="T160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0"><text:tab/></text:span><text:span text:style-name="T145">any additional users</text:span></text:p>
      <text:p text:style-name="P64"><text:span text:style-name="T187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3">Not yet on Linux?</text:span></text:span><text:span text:style-name="T91"><text:tab/></text:span><text:span text:style-name="T94">Use</text:span><text:span text:style-name="T92"> </text:span><text:span text:style-name="Strong_20_Emphasis"><text:span text:style-name="T96">Checklist </text:span></text:span><text:span text:style-name="Strong_20_Emphasis"><text:span text:style-name="T97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89">.</text:span></text:p>
      <text:p text:style-name="P11"><text:span text:style-name="Strong_20_Emphasis"><text:span text:style-name="T114">New installation?</text:span></text:span><text:span text:style-name="T89"><text:tab/><text:tab/></text:span><text:span text:style-name="T95">Start at chapter</text:span><text:span text:style-name="T89"> </text:span><text:span text:style-name="Strong_20_Emphasis"><text:span text:style-name="T114"><text:bookmark-ref text:reference-format="page" text:ref-name="__RefNumPara__4009_1271708128">2</text:bookmark-ref></text:span></text:span><text:span text:style-name="Strong_20_Emphasis"><text:span text:style-name="T114"><text:s text:c="2"/></text:span></text:span><text:span text:style-name="Strong_20_Emphasis"><text:span text:style-name="T115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72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69">&lt;user</text:span><text:span text:style-name="T147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64">wget karelzimmer.nl/getkz; bash </text:span></text:span><text:span text:style-name="User_20_Entry"><text:span text:style-name="T165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0">Boot the computer from</text:span><text:span text:style-name="T105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0"> an</text:span><text:span text:style-name="T102"> </text:span><text:span text:style-name="T87"><text:user-field-get text:name="Distro">Ubuntu</text:user-field-get></text:span><text:span text:style-name="T104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6"><text:user-field-get text:name="Distro">Ubuntu</text:user-field-get></text:span><text:span text:style-name="T106"><text:s/></text:span><text:span text:style-name="T15">without modifying any files on the hard drive and also allows installation of </text:span><text:span text:style-name="T106"><text:user-field-get text:name="Distro">Ubuntu</text:user-field-get></text:span><text:span text:style-name="T106">.</text:span></text:p></text:note-body></text:note></text:span><text:span text:style-name="T100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67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66">karelzimmer.nl/en</text:span></text:a><text:span text:style-name="T52">.</text:span></text:p></text:note-body></text:note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1"> </text:span><text:span text:style-name="T103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78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17">At</text:span><text:span text:style-name="T116"> </text:span><text:span text:style-name="Strong_20_Emphasis"><text:span text:style-name="T118">Profile </text:span></text:span><text:span text:style-name="Strong_20_Emphasis"><text:span text:style-name="T124">configuration</text:span></text:span><text:span text:style-name="T125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19">Enter</text:span><text:span text:style-name="T120"> </text:span><text:span text:style-name="Strong_20_Emphasis"><text:span text:style-name="T118">Your</text:span></text:span><text:span text:style-name="Strong_20_Emphasis"><text:span text:style-name="T121"> n</text:span></text:span><text:span text:style-name="Strong_20_Emphasis"><text:span text:style-name="T122">a</text:span></text:span><text:span text:style-name="Strong_20_Emphasis"><text:span text:style-name="T118">me</text:span></text:span><text:span text:style-name="T122"> </text:span><text:span text:style-name="T171">&lt;user</text:span><text:span text:style-name="T157">&gt;</text:span><text:span text:style-name="T126">, </text:span><text:span text:style-name="Strong_20_Emphasis"><text:span text:style-name="T136"><text:line-break/></text:span></text:span><text:span text:style-name="Strong_20_Emphasis"><text:span text:style-name="T118">Your server</text:span></text:span><text:span text:style-name="Strong_20_Emphasis"><text:span text:style-name="T130">'</text:span></text:span><text:span text:style-name="Strong_20_Emphasis"><text:span text:style-name="T131">s name</text:span></text:span><text:span text:style-name="T8"> &lt;</text:span><text:span text:style-name="T7">comp</text:span><text:span text:style-name="T8">uter</text:span><text:span text:style-name="T9">name&gt;</text:span><text:span text:style-name="T122">,</text:span><text:span text:style-name="Strong_20_Emphasis"><text:span text:style-name="T137"><text:line-break/></text:span></text:span><text:span text:style-name="Strong_20_Emphasis"><text:span text:style-name="T138">Pick a usernam</text:span></text:span><text:span text:style-name="T123">e</text:span><text:span text:style-name="T122"> &lt;</text:span><text:span text:style-name="T9">username&gt;</text:span><text:span text:style-name="T122">,</text:span><text:span text:style-name="Strong_20_Emphasis"><text:span text:style-name="T137"><text:line-break/></text:span></text:span><text:span text:style-name="T132">enter a </text:span><text:span text:style-name="Strong_20_Emphasis"><text:span text:style-name="T129">password</text:span></text:span><text:span text:style-name="T132"> twice</text:span><text:span text:style-name="T127"> </text:span><text:span text:style-name="T128">and press the </text:span><text:span text:style-name="T135">Enter</text:span><text:span text:style-name="T133"> </text:span><text:span text:style-name="T134">key</text:span><text:span text:style-name="T133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0">&lt;user</text:span><text:span text:style-name="T148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64">wget karelzimmer.nl/getkz; bash </text:span></text:span><text:span text:style-name="User_20_Entry"><text:span text:style-name="T165">get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8">S</text:span></text:span><text:span text:style-name="Strong_20_Emphasis"><text:span text:style-name="T40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0">&lt;user</text:span><text:span text:style-name="T148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Set up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1">End of checklist,</text:span><text:span text:style-name="T112"> </text:span><text:span text:style-name="T108"><text:user-field-get text:name="Distro">Ubuntu</text:user-field-get></text:span><text:span text:style-name="T110"><text:s/></text:span><text:span text:style-name="T107"><text:user-field-get text:name="Version">24.04 LTS</text:user-field-get></text:span><text:span text:style-name="T107"><text:s/></text:span><text:span text:style-name="T109">Server</text:span><text:span text:style-name="T78"> </text:span><text:span text:style-name="T111">installation is complete.</text:span></text:p>
      <text:p text:style-name="P17"/>
      <text:p text:style-name="P15"><text:span text:style-name="T179">Written</text:span><text:span text:style-name="T180"> </text:span><text:span text:style-name="T179">by</text:span><text:span text:style-name="T180"> </text:span><text:a xlink:type="simple" xlink:href="mailto:info@karelzimmer.nl?subject=Checklist%20installation%20Linux" text:style-name="Internet_20_link" text:visited-style-name="Visited_20_Internet_20_Link"><text:span text:style-name="T186">Karel Zimmer</text:span></text:a><text:span text:style-name="T181">.</text:span></text:p>
      <text:p text:style-name="P16"><text:span text:style-name="T184">License </text:span><text:span text:style-name="T182">C</text:span><text:span text:style-name="T183">C0</text:span><text:span text:style-name="T181"> 1.0</text:span><text:span text:style-name="T185"> </text:span><text:span text:style-name="T18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5"><text:s/></text:span><text:span text:style-name="T18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6-04T08:15:53.274651942">04/06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5:53.138433451</dc:date>
    <meta:keyword>Installatie</meta:keyword>
    <meta:keyword>Checklist</meta:keyword>
    <meta:keyword>Linux</meta:keyword>
    <meta:editing-cycles>6952</meta:editing-cycles>
    <meta:editing-duration>P12DT4H11M3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58" meta:character-count="2212" meta:non-whitespace-character-count="1871"/>
    <meta:user-defined meta:name="Info 1"/>
    <meta:user-defined meta:name="Info 2"/>
    <meta:user-defined meta:name="Info 3"/>
    <meta:user-defined meta:name="Info 4"/>
  </office:meta>
</office:document-meta>
</file>